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f7e1" officeooo:paragraph-rsid="000cf7e1"/>
    </style:style>
    <style:style style:name="P2" style:family="paragraph" style:parent-style-name="Standard">
      <style:text-properties officeooo:rsid="000df4ca" officeooo:paragraph-rsid="000df4ca"/>
    </style:style>
    <style:style style:name="P3" style:family="paragraph" style:parent-style-name="Standard">
      <style:text-properties officeooo:rsid="0010b04c" officeooo:paragraph-rsid="000cf7e1"/>
    </style:style>
    <style:style style:name="P4" style:family="paragraph" style:parent-style-name="Standard">
      <style:text-properties officeooo:rsid="0014588b" officeooo:paragraph-rsid="0014588b"/>
    </style:style>
    <style:style style:name="P5" style:family="paragraph" style:parent-style-name="Standard">
      <style:text-properties officeooo:rsid="0015b1fb" officeooo:paragraph-rsid="0015b1fb"/>
    </style:style>
    <style:style style:name="T1" style:family="text">
      <style:text-properties officeooo:rsid="000df4ca"/>
    </style:style>
    <style:style style:name="T2" style:family="text">
      <style:text-properties officeooo:rsid="000fa4da"/>
    </style:style>
    <style:style style:name="T3" style:family="text">
      <style:text-properties officeooo:rsid="000fd9f4"/>
    </style:style>
    <style:style style:name="T4" style:family="text">
      <style:text-properties officeooo:rsid="0010b04c"/>
    </style:style>
    <style:style style:name="T5" style:family="text">
      <style:text-properties officeooo:rsid="001284a3"/>
    </style:style>
    <style:style style:name="T6" style:family="text">
      <style:text-properties officeooo:rsid="001458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1. Get react routing set up.</text:p>
      <text:p text:style-name="P5">DONE</text:p>
      <text:p text:style-name="P4">2. Create views for registration, login, etc. </text:p>
      <text:p text:style-name="P1"><text:span text:style-name="T6">3. Set up</text:span> user system.</text:p>
      <text:p text:style-name="P1"><text:span text:style-name="T6">4. </text:span>Associate shows with users.</text:p>
      <text:p text:style-name="P1"><text:span text:style-name="T6">5. </text:span>Allow Facebook login functionality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1T18:17:47.613000000</meta:creation-date>
    <dc:date>2022-04-14T22:15:34.838000000</dc:date>
    <meta:editing-duration>P24DT3H57M44S</meta:editing-duration>
    <meta:editing-cycles>8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6" meta:word-count="29" meta:character-count="169" meta:non-whitespace-character-count="144"/>
  </office:meta>
</office:document-meta>
</file>